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_strlen" table:style-name="ta1">
        <table:shapes>
          <draw:frame draw:z-index="0" draw:style-name="gr1" draw:text-style-name="P1" svg:width="38.189cm" svg:height="20.055cm" svg:x="4.43cm" svg:y="0.106cm">
            <draw:object draw:notify-on-update-of-ranges="hash_strlen.B1:hash_strlen.B1 hash_strlen.B3:hash_strlen.B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ash value</text:p>
          </table:table-cell>
          <table:table-cell office:value-type="string" calcext:value-type="string">
            <text:p><text:s/>hash_strle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7T21:57:24.973859330</dc:date>
    <meta:editing-duration>PT3H44M56S</meta:editing-duration>
    <meta:editing-cycles>2</meta:editing-cycles>
    <meta:generator>LibreOffice/7.3.7.2$Linux_X86_64 LibreOffice_project/30$Build-2</meta:generator>
    <meta:document-statistic meta:table-count="1" meta:cell-count="9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c034f9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19cm" svg:height="20.056cm" xlink:href=".." xlink:type="simple" chart:class="chart:bar" chart:style-name="ch1">
        <chart:legend chart:legend-position="end" svg:x="35.556cm" svg:y="9.729cm" style:legend-expansion="high" chart:style-name="ch2"/>
        <chart:plot-area chart:style-name="ch3" table:cell-range-address="hash_strlen.B1:hash_strlen.B1 hash_strlen.B3:hash_strlen.B50" chart:data-source-has-labels="row" svg:x="0.763cm" svg:y="0.401cm" svg:width="34.03cm" svg:height="19.254cm">
          <chart:coordinate-region svg:x="1.755cm" svg:y="0.6cm" svg:width="33.038cm" svg:height="18.4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ash_strlen.B3:hash_strlen.B50" chart:label-cell-address="hash_strlen.B1:hash_strlen.B1" chart:class="chart:bar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hash_strlen</text:p>
                <draw:g>
                  <svg:desc>hash_strlen.B1:hash_strle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hash_strlen.B3:hash_strlen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